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529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1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4" style:family="table-cell" style:parent-style-name="Default" style:data-style-name="N3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5" style:family="table-cell" style:parent-style-name="Default" style:data-style-name="N3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7" style:family="table-cell" style:parent-style-name="Default" style:data-style-name="N37">
      <style:table-cell-properties fo:background-color="#3465a4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8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name-asian="Segoe UI" style:font-size-asian="10.5pt" style:font-name-complex="Tahoma" style:font-size-complex="10.5pt"/>
    </style:style>
    <style:style style:name="ce9" style:family="table-cell" style:parent-style-name="Default" style:data-style-name="N37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" fo:font-size="10.5pt" style:font-size-asian="10.5pt" style:font-size-complex="10.5pt"/>
    </style:style>
    <style:style style:name="ce1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AC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number-columns-repeated="16380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AugmenToxic: Leveraging Reinforcement Learning to Optimize LLM Instruction Fine-Tuning for Data Augmentation to Enhance Toxicity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10-24" calcext:value-type="date">
            <text:p>24/10/24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Violentometer: measuring violence on the Web in real tim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10-23" calcext:value-type="date">
            <text:p>23/10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Data Augmentation for improving Hate Speech Detection on Social Network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0-11-30" calcext:value-type="date">
            <text:p>30/11/20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Profane Words on Twitter: an analysis of the use of swear words in different countri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5-23" calcext:value-type="date">
            <text:p>23/05/22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Should We Translate? Evaluating Toxicity in Online Comments when Translating from Portuguese to English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11-07" calcext:value-type="date">
            <text:p>07/11/22</text:p>
          </table:table-cell>
          <table:table-cell table:style-name="ce2"/>
          <table:table-cell table:number-columns-repeated="16379"/>
        </table:table-row>
        <table:table-row table:style-name="ro1">
          <table:table-cell table:style-name="ce2" office:value-type="string" calcext:value-type="string">
            <text:p>On the Globalization of the QAnon Conspiracy Theory Through Telegram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3-05-30" calcext:value-type="date">
            <text:p>30/05/23</text:p>
          </table:table-cell>
          <table:table-cell table:style-name="ce2"/>
          <table:table-cell table:number-columns-repeated="16379"/>
        </table:table-row>
        <table:table-row table:style-name="ro4">
          <table:table-cell table:style-name="ce2" office:value-type="string" calcext:value-type="string">
            <text:p>Multimodal Hate Speech Detection via Cross-Domain Knowledge Transfer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10-10" calcext:value-type="date">
            <text:p>10/10/22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Automatic Identification of Harmful, Aggressive, Abusive, and Offensive Language on the Web: A Survey of Technical Biases Informed by Psychology Literature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1-10-25" calcext:value-type="date">
            <text:p>25/10/21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2" office:value-type="string" calcext:value-type="string">
            <text:p>Negative Stances Detection from Multilingual Data Streams in Low-Resource Languages on Social Media Using BERT and CNN-Based Transfer Learning Model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1-15" calcext:value-type="date">
            <text:p>15/01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The Role of News Source Certification in Shaping Tweet Content: Textual and Dissemination Patterns in Brazil's 2022 Elec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4-05-23" calcext:value-type="date">
            <text:p>23/05/2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Cyber-aggression, Cyberbullying, and Cyber-grooming: A Survey and Research Challenge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1-01-02" calcext:value-type="date">
            <text:p>02/01/21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nalyzing Polarization And Toxicity On Political Debate In Brazilian TikTok Videos Transcription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3-04-30" calcext:value-type="date">
            <text:p>30/04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No Labels? No Problem! Experiments with active learning strategies for multi-class classification in imbalanced low-resource setting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9-07" calcext:value-type="date">
            <text:p>07/09/23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 New Generation of Perspective API: Efficient Multilingual Character-level Transformer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8-14" calcext:value-type="date">
            <text:p>14/08/22</text:p>
          </table:table-cell>
          <table:table-cell table:style-name="ce2"/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EE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10"/>
        <table:table-column table:style-name="co4" table:default-cell-style-name="ce3"/>
        <table:table-row table:style-name="ro1">
          <table:table-cell table:style-name="ce1" office:value-type="string" calcext:value-type="string">
            <text:p>Article name</text:p>
          </table:table-cell>
          <table:table-cell table:style-name="ce1" office:value-type="string" calcext:value-type="string">
            <text:p>Source</text:p>
          </table:table-cell>
          <table:table-cell table:style-name="ce4" office:value-type="string" calcext:value-type="string">
            <text:p>Number of citations</text:p>
          </table:table-cell>
          <table:table-cell table:style-name="ce7" office:value-type="string" calcext:value-type="string">
            <text:p>Date</text:p>
          </table:table-cell>
          <table:table-cell table:style-name="ce1" office:value-type="string" calcext:value-type="string">
            <text:p>Qualis</text:p>
          </table:table-cell>
        </table:table-row>
        <table:table-row table:style-name="ro4">
          <table:table-cell table:style-name="ce2" office:value-type="string" calcext:value-type="string">
            <text:p>Leveraging Transfer Learning for Hate Speech Detection in Portuguese Social Media Post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date" office:date-value="2024-07-30" calcext:value-type="date">
            <text:p>30/07/24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MLHS-CGCapNet: A Lightweight Model for Multilingual Hate Speech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4-08-12" calcext:value-type="date">
            <text:p>12/08/24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Cross-Lingual Few-Shot Hate Speech and Offensive Language Detection Using Meta Learning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2-10" calcext:value-type="date">
            <text:p>10/02/22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Enhancing Multilingual Hate Speech Detection: From Language-Specific Insights to Cross-Linguistic Integra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4-09-10" calcext:value-type="date">
            <text:p>10/09/24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Hate Speech and Abusive Laungage Detection In Twitter and Challenges: Review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8-11" calcext:value-type="date">
            <text:p>11/08/22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Framework to Create Sentiment Lexicons For Extremism Detection in Text Document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10-02" calcext:value-type="date">
            <text:p>02/10/23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Multilingual Obnoxious Message Classification using Bidirectional Encoder Representation from Transformers (BERT)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3-09-29" calcext:value-type="date">
            <text:p>29/09/23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When the Timeline Meets the Pipeline: A Survey on Automated Cyberbullying Detection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1-07-28" calcext:value-type="date">
            <text:p>28/07/21</text:p>
          </table:table-cell>
          <table:table-cell table:style-name="ce2"/>
        </table:table-row>
        <table:table-row table:style-name="ro4">
          <table:table-cell table:style-name="ce2" office:value-type="string" calcext:value-type="string">
            <text:p>Investigating Deep Learning Approaches for Hate Speech Detection in Social Media : Portuguese-BR tweets</text:p>
          </table:table-cell>
          <table:table-cell table:style-name="ce2" office:value-type="string" calcext:value-type="string">
            <text:p>ACM Digital Library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date" office:date-value="2023-08-15" calcext:value-type="date">
            <text:p>15/08/23</text:p>
          </table:table-cell>
          <table:table-cell table:style-name="ce2"/>
        </table:table-row>
        <table:table-row table:style-name="ro5" table:number-rows-repeated="5">
          <table:table-cell table:style-name="Default" table:number-columns-repeated="5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 style:data-style-name="N2" text:time-value="22:55:04.8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22:20:31.150000000</meta:creation-date>
    <dc:date>2024-12-09T23:15:25.835000000</dc:date>
    <meta:editing-duration>PT22M36S</meta:editing-duration>
    <meta:editing-cycles>3</meta:editing-cycles>
    <meta:generator>LibreOffice/24.8.3.2$Windows_X86_64 LibreOffice_project/48a6bac9e7e268aeb4c3483fcf825c94556d9f92</meta:generator>
    <meta:document-statistic meta:table-count="2" meta:cell-count="102" meta:object-count="0"/>
  </office:meta>
</office:document-meta>
</file>